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59cm" fo:min-width="0.309cm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143cm" svg:height="1.143cm" svg:x="12.557cm" svg:y="3.032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143cm" svg:height="1.143cm" svg:x="9.763cm" svg:y="4.429cm">
          <text:p text:style-name="P1">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2.724cm" svg:y1="4.008cm" svg:x2="10.739cm" svg:y2="4.596cm" draw:start-shape="id1" draw:start-glue-point="7" draw:end-shape="id2" draw:end-glue-point="11" svg:d="M12724 4008l-1985 588" svg:viewBox="0 0 1986 589">
          <text:p/>
        </draw:connector>
        <draw:custom-shape draw:style-name="gr1" draw:text-style-name="P2" xml:id="id3" draw:id="id3" draw:layer="layout" svg:width="1.143cm" svg:height="1.143cm" svg:x="15.859cm" svg:y="4.302cm">
          <text:p text:style-name="P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3.533cm" svg:y1="4.008cm" svg:x2="16.026cm" svg:y2="4.469cm" draw:start-shape="id1" draw:start-glue-point="9" draw:end-shape="id3" draw:end-glue-point="5" svg:d="M13533 4008l2493 461" svg:viewBox="0 0 2494 462">
          <text:p/>
        </draw:connector>
        <draw:custom-shape draw:style-name="gr1" draw:text-style-name="P2" xml:id="id4" draw:id="id4" draw:layer="layout" svg:width="1.143cm" svg:height="1.143cm" svg:x="8.112cm" svg:y="5.826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9.93cm" svg:y1="5.405cm" svg:x2="9.088cm" svg:y2="5.993cm" draw:start-shape="id2" draw:start-glue-point="7" draw:end-shape="id4" draw:end-glue-point="11" svg:d="M9930 5405l-842 588" svg:viewBox="0 0 843 589">
          <text:p/>
        </draw:connector>
        <draw:custom-shape draw:style-name="gr1" draw:text-style-name="P2" xml:id="id5" draw:id="id5" draw:layer="layout" svg:width="1.143cm" svg:height="1.143cm" svg:x="14.335cm" svg:y="5.826cm"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6.026cm" svg:y1="5.278cm" svg:x2="14.907cm" svg:y2="5.826cm" draw:start-shape="id3" draw:start-glue-point="7" draw:end-shape="id5" draw:end-glue-point="4" svg:d="M16026 5278l-1119 548" svg:viewBox="0 0 1120 549">
          <text:p/>
        </draw:connector>
        <draw:custom-shape draw:style-name="gr1" draw:text-style-name="P2" xml:id="id6" draw:id="id6" draw:layer="layout" svg:width="1.143cm" svg:height="1.143cm" svg:x="10.906cm" svg:y="5.699cm"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0.739cm" svg:y1="5.405cm" svg:x2="11.073cm" svg:y2="5.866cm" draw:start-shape="id2" draw:start-glue-point="9" draw:end-shape="id6" draw:end-glue-point="5" svg:d="M10739 5405l334 461" svg:viewBox="0 0 335 462">
          <text:p/>
        </draw:connector>
        <draw:custom-shape draw:style-name="gr1" draw:text-style-name="P2" xml:id="id7" draw:id="id7" draw:layer="layout" svg:width="1.143cm" svg:height="1.143cm" svg:x="17.256cm" svg:y="5.699cm"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16.835cm" svg:y1="5.278cm" svg:x2="17.423cm" svg:y2="5.866cm" draw:start-shape="id3" draw:start-glue-point="9" draw:end-shape="id7" draw:end-glue-point="5" svg:d="M16835 5278l588 588" svg:viewBox="0 0 589 589">
          <text:p/>
        </draw:connector>
        <draw:custom-shape draw:style-name="gr1" draw:text-style-name="P2" xml:id="id8" draw:id="id8" draw:layer="layout" svg:width="1.143cm" svg:height="1.143cm" svg:x="6.802cm" svg:y="8.112cm"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8.279cm" svg:y1="6.802cm" svg:x2="7.778cm" svg:y2="8.279cm" draw:start-shape="id4" draw:start-glue-point="7" draw:end-shape="id8" draw:end-glue-point="11" svg:d="M8279 6802l-501 1477" svg:viewBox="0 0 502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6T22:52:41.732249656</meta:creation-date>
    <meta:generator>LibreOffice/6.0.7.3$Linux_X86_64 LibreOffice_project/00m0$Build-3</meta:generator>
    <dc:date>2019-03-06T23:54:45.799419136</dc:date>
    <meta:editing-duration>PT9M34S</meta:editing-duration>
    <meta:editing-cycles>3</meta:editing-cycles>
    <meta:document-statistic meta:object-count="15"/>
  </office:meta>
</office:document-meta>
</file>